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5in" fo:margin-left="-0.075in" fo:margin-top="0in" fo:margin-bottom="0in" table:align="left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style:min-row-height="1.3056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139in solid #000001"/>
    </style:style>
    <style:style style:name="Table2" style:family="table">
      <style:table-properties style:width="6.5in" fo:margin-left="-0.075in" fo:margin-top="0in" fo:margin-bottom="0in" table:align="left" style:writing-mode="lr-tb"/>
    </style:style>
    <style:style style:name="Table2.A" style:family="table-column">
      <style:table-column-properties style:column-width="6.5in"/>
    </style:style>
    <style:style style:name="Table2.1" style:family="table-row">
      <style:table-row-properties style:min-row-height="1.3056in"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139in solid #000001"/>
    </style:style>
    <style:style style:name="Table3" style:family="table">
      <style:table-properties style:width="6.5in" fo:margin-left="-0.075in" fo:margin-top="0in" fo:margin-bottom="0in" table:align="left" style:writing-mode="lr-tb"/>
    </style:style>
    <style:style style:name="Table3.A" style:family="table-column">
      <style:table-column-properties style:column-width="6.5in"/>
    </style:style>
    <style:style style:name="Table3.1" style:family="table-row">
      <style:table-row-properties style:min-row-height="1.3056in"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139in solid #000001"/>
    </style:style>
    <style:style style:name="Table4" style:family="table">
      <style:table-properties style:width="6.5in" fo:margin-left="-0.075in" fo:margin-top="0in" fo:margin-bottom="0in" table:align="left" style:writing-mode="lr-tb"/>
    </style:style>
    <style:style style:name="Table4.A" style:family="table-column">
      <style:table-column-properties style:column-width="6.5in"/>
    </style:style>
    <style:style style:name="Table4.1" style:family="table-row">
      <style:table-row-properties style:min-row-height="1.3056in"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139in solid #000001"/>
    </style:style>
    <style:style style:name="Table5" style:family="table">
      <style:table-properties style:width="6.5in" fo:margin-left="-0.075in" fo:margin-top="0in" fo:margin-bottom="0in" table:align="left" style:writing-mode="lr-tb"/>
    </style:style>
    <style:style style:name="Table5.A" style:family="table-column">
      <style:table-column-properties style:column-width="6.5in"/>
    </style:style>
    <style:style style:name="Table5.1" style:family="table-row">
      <style:table-row-properties style:min-row-height="1.3056in"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139in solid #000001"/>
    </style:style>
    <style:style style:name="Table6" style:family="table">
      <style:table-properties style:width="6.5in" fo:margin-left="-0.075in" fo:margin-top="0in" fo:margin-bottom="0in" table:align="left" style:writing-mode="lr-tb"/>
    </style:style>
    <style:style style:name="Table6.A" style:family="table-column">
      <style:table-column-properties style:column-width="6.5in"/>
    </style:style>
    <style:style style:name="Table6.1" style:family="table-row">
      <style:table-row-properties style:min-row-height="1.3056in"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139in solid #000001"/>
    </style:style>
    <style:style style:name="Table7" style:family="table">
      <style:table-properties style:width="6.5in" fo:margin-left="-0.075in" fo:margin-top="0in" fo:margin-bottom="0in" table:align="left" style:writing-mode="lr-tb"/>
    </style:style>
    <style:style style:name="Table7.A" style:family="table-column">
      <style:table-column-properties style:column-width="6.5in"/>
    </style:style>
    <style:style style:name="Table7.1" style:family="table-row">
      <style:table-row-properties style:min-row-height="1.3056in" style:keep-together="true" fo:keep-together="auto"/>
    </style:style>
    <style:style style:name="Table7.A1" style:family="table-cell">
      <style:table-cell-properties fo:padding-left="0.075in" fo:padding-right="0.075in" fo:padding-top="0in" fo:padding-bottom="0in" fo:border="0.0139in solid #000001"/>
    </style:style>
    <style:style style:name="Table8" style:family="table">
      <style:table-properties style:width="6.5in" fo:margin-left="-0.075in" fo:margin-top="0in" fo:margin-bottom="0in" table:align="left" style:writing-mode="lr-tb"/>
    </style:style>
    <style:style style:name="Table8.A" style:family="table-column">
      <style:table-column-properties style:column-width="6.5in"/>
    </style:style>
    <style:style style:name="Table8.1" style:family="table-row">
      <style:table-row-properties style:min-row-height="1.3056in" style:keep-together="true" fo:keep-together="auto"/>
    </style:style>
    <style:style style:name="Table8.A1" style:family="table-cell">
      <style:table-cell-properties fo:padding-left="0.075in" fo:padding-right="0.075in" fo:padding-top="0in" fo:padding-bottom="0in" fo:border="0.0139in solid #000001"/>
    </style:style>
    <style:style style:name="Table9" style:family="table">
      <style:table-properties style:width="6.5in" fo:margin-left="-0.075in" fo:margin-top="0in" fo:margin-bottom="0in" table:align="left" style:writing-mode="lr-tb"/>
    </style:style>
    <style:style style:name="Table9.A" style:family="table-column">
      <style:table-column-properties style:column-width="6.5in"/>
    </style:style>
    <style:style style:name="Table9.1" style:family="table-row">
      <style:table-row-properties style:min-row-height="1.3056in" style:keep-together="true" fo:keep-together="auto"/>
    </style:style>
    <style:style style:name="Table9.A1" style:family="table-cell">
      <style:table-cell-properties fo:padding-left="0.075in" fo:padding-right="0.075in" fo:padding-top="0in" fo:padding-bottom="0in" fo:border="0.0139in solid #000001"/>
    </style:style>
    <style:style style:name="Table10" style:family="table">
      <style:table-properties style:width="6.5in" fo:margin-left="-0.075in" fo:margin-top="0in" fo:margin-bottom="0in" table:align="left" style:writing-mode="lr-tb"/>
    </style:style>
    <style:style style:name="Table10.A" style:family="table-column">
      <style:table-column-properties style:column-width="6.5in"/>
    </style:style>
    <style:style style:name="Table10.1" style:family="table-row">
      <style:table-row-properties style:min-row-height="1.3056in" style:keep-together="true" fo:keep-together="auto"/>
    </style:style>
    <style:style style:name="Table10.A1" style:family="table-cell">
      <style:table-cell-properties fo:padding-left="0.075in" fo:padding-right="0.075in" fo:padding-top="0in" fo:padding-bottom="0in" fo:border="0.0139in solid #000001"/>
    </style:style>
    <style:style style:name="P1" style:family="paragraph" style:parent-style-name="normal">
      <style:paragraph-properties fo:line-height="100%"/>
    </style:style>
    <style:style style:name="P2" style:family="paragraph" style:parent-style-name="normal">
      <style:paragraph-properties fo:line-height="100%" fo:orphans="0" fo:widows="0"/>
    </style:style>
    <style:style style:name="P3" style:family="paragraph" style:parent-style-name="normal">
      <style:paragraph-properties fo:margin-left="-0.3752in" fo:margin-right="0in" fo:text-indent="0in" style:auto-text-indent="false"/>
    </style:style>
    <style:style style:name="P4" style:family="paragraph" style:parent-style-name="Heading_20_2">
      <style:paragraph-properties fo:line-height="100%"/>
    </style:style>
    <style:style style:name="P5" style:family="paragraph" style:parent-style-name="Heading_20_2" style:master-page-name="Standard">
      <style:paragraph-properties fo:margin-top="0.25in" fo:margin-bottom="0.0555in" style:page-number="auto"/>
      <style:text-properties fo:color="#6aa84f" fo:font-size="18pt" style:font-size-asian="18pt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normal">
      <style:text-properties fo:color="#1155cc" fo:font-weight="bold" style:font-weight-asian="bold"/>
    </style:style>
    <style:style style:name="P8" style:family="paragraph" style:parent-style-name="normal">
      <style:paragraph-properties fo:line-height="100%"/>
      <style:text-properties fo:color="#1155cc" fo:font-weight="bold" style:font-weight-asian="bold"/>
    </style:style>
    <style:style style:name="P9" style:family="paragraph" style:parent-style-name="normal" style:list-style-name="L1">
      <style:paragraph-properties fo:line-height="100%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fo:font-weight="bold" style:font-weight-asian="bold"/>
    </style:style>
    <style:style style:name="T3" style:family="text">
      <style:text-properties fo:color="#666666" fo:font-weight="bold" style:font-weight-asian="bold"/>
    </style:style>
    <style:style style:name="T4" style:family="text">
      <style:text-properties fo:color="#666666" style:font-name="Courier New" fo:font-weight="bold" style:font-name-asian="Courier New2" style:font-weight-asian="bold" style:font-name-complex="Courier New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bookmark text:name="h.48zeqbnfemg3"/>Android Fundamentals Project Self-Evaluation</text:h>
      <text:p text:style-name="P3"/>
      <text:p text:style-name="normal"><text:span text:style-name="T1">Instructions: </text:span>Once you’ve completed your Final Project, please respond to the questions below. This is a chance for you to briefly explain to the grader your thought-process during development. <text:s/>Once you are done, include this with the source code and accompanying files you are submitting. <text:s/>Then, give yourself a pat on the back for making a great app!</text:p>
      <text:h text:style-name="Heading_20_1" text:outline-level="1"><text:bookmark text:name="h.9060i0as92s3"/>Questions about Required Components</text:h>
      <text:h text:style-name="Heading_20_2" text:outline-level="2"><text:bookmark text:name="h.hute426ah4s0"/>Permissions</text:h>
      <text:p text:style-name="P8">Please elaborate on why you chose the permissions in your app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MAPS_RECEIVE – was needed to view each “walk on a mapview”</text:p>
            <text:p text:style-name="P2">INTERNET – needed to get the temperature through an asynctask. It was also used to use the GPS</text:p>
            <text:p text:style-name="P2">ACCESS_FINE_LOCATION – was needed to gather the current location of user</text:p>
            <text:p text:style-name="P2">ACCESS_NETWORK_STATE – was needed to check for internet connection so that the app was not trying to pull data while it was offline causing errors. (error checking)</text:p>
            <text:p text:style-name="P2">WRITE_EXTERNAL_STORAGE – needed to store data to database on device</text:p>
          </table:table-cell>
        </table:table-row>
      </table:table>
      <text:p text:style-name="P1"/>
      <text:h text:style-name="P4" text:outline-level="2"><text:bookmark text:name="h.prln3e7coz9v"/>Content Provider</text:h>
      <text:p text:style-name="P1"><text:span text:style-name="T2">What is the name of your Content Provider, and how is it backed?</text:span><text:span text:style-name="T3"> (For example, Sunshine’s Content Provider is named </text:span><text:span text:style-name="T4">WeatherProvider</text:span><text:span text:style-name="T3"> backed by an SQLite database, with two tables: </text:span><text:span text:style-name="T4">weather</text:span><text:span text:style-name="T3"> and </text:span><text:span text:style-name="T4">location</text:span><text:span text:style-name="T3">.)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FootstepsContentProvider, it is backed by a SQLite database with one table called walk.</text:p>
          </table:table-cell>
        </table:table-row>
      </table:table>
      <text:p text:style-name="P1"/>
      <text:p text:style-name="P1"><text:span text:style-name="T2">What backend does it talk to? </text:span><text:span text:style-name="T3">(For example, Sunshine talks to the OpenWeatherMap API.)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The backend of Footsteps app talks to the OpenWeatherMap API through an AsyncTask using a HttpURLConnection.</text:p>
          </table:table-cell>
        </table:table-row>
      </table:table>
      <text:p text:style-name="P1"/>
      <text:p text:style-name="P1"><text:span text:style-name="T2">If your app uses a SyncAdapter, what is it called? What mechanism is used to actually talk over the network?</text:span><text:span text:style-name="T3"> (For example, Sunshine uses </text:span><text:span text:style-name="T4">HttpURLConnection</text:span><text:span text:style-name="T3"> to talk to the network, but your app may use a third-party library to do the talking.)</text:span></text:p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1">No SyncAdapter.</text:p>
          </table:table-cell>
        </table:table-row>
      </table:table>
      <text:p text:style-name="P1"/>
      <text:p text:style-name="P8">What loaders/adapters are used?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I have a Loader that loads data for each “walks” from the database. I have an adapter that populated a listview with a list of “walks”</text:p>
          </table:table-cell>
        </table:table-row>
      </table:table>
      <text:p text:style-name="P1"/>
      <text:h text:style-name="Heading_20_2" text:outline-level="2"><text:bookmark text:name="h.4siqt9s54evh"/>User/App State</text:h>
      <text:p text:style-name="normal"><text:span text:style-name="T2">Please elaborate on how/where your app correctly preserves and restores user or app state. </text:span><text:span text:style-name="T3">(See rubric for examples on this question)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There are 4places where the app state is preserved. </text:p>
            <text:list xml:id="list8160025899217504750" text:style-name="L1">
              <text:list-item>
                <text:p text:style-name="P9">The textview that displays the current temperature will stay there and will not reset after a rotation.</text:p>
              </text:list-item>
              <text:list-item>
                <text:p text:style-name="P9">The position of the listview will stay at the same location upon rotation.</text:p>
              </text:list-item>
              <text:list-item>
                <text:p text:style-name="P9">The selected item stays highlighted.</text:p>
              </text:list-item>
              <text:list-item>
                <text:p text:style-name="P9">The map view stay zoomed in on the current walk</text:p>
              </text:list-item>
            </text:list>
            <text:p text:style-name="P1"/>
            <text:p text:style-name="P1">This is done by the savedInstanceState.</text:p>
          </table:table-cell>
        </table:table-row>
      </table:table>
      <text:p text:style-name="normal"><text:bookmark text:name="h.7oht8ts9duyt"/><text:bookmark text:name="h.6cimp3nliz5u"/><text:bookmark text:name="_GoBack"/></text:p>
      <text:h text:style-name="P6" text:outline-level="1"><text:bookmark text:name="h.k16i6uqtuokg"/>Questions about Optional Components</text:h>
      <text:p text:style-name="Subtitle"><text:bookmark text:name="h.1e8ke78w721r"/>Answer the questions that are applicable to your final project</text:p>
      <text:h text:style-name="Heading_20_2" text:outline-level="2"><text:bookmark text:name="h.q0jkv7x6g703"/>Notifications</text:h>
      <text:p text:style-name="P7">Please elaborate on how/where you implemented Notifications in your app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">No notifications</text:p>
          </table:table-cell>
        </table:table-row>
      </table:table>
      <text:h text:style-name="Heading_20_2" text:outline-level="2"><text:bookmark text:name="h.v5ifzeitit7v"/>ShareActionProvider</text:h>
      <text:p text:style-name="P7">Please elaborate on how/where you implemented ShareActionProvider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">No ShareActionProvider</text:p>
          </table:table-cell>
        </table:table-row>
      </table:table>
      <text:h text:style-name="Heading_20_2" text:outline-level="2"><text:bookmark text:name="h.nmp7nwjziy1l"/>Broadcast Events</text:h>
      <text:p text:style-name="P7">Please elaborate on how/where you implemented Broadcast Events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">No Broadcast events</text:p>
          </table:table-cell>
        </table:table-row>
      </table:table>
      <text:h text:style-name="Heading_20_2" text:outline-level="2"><text:bookmark text:name="h.yhnfq2gp4twx"/>Custom Views</text:h>
      <text:p text:style-name="P7">Please elaborate on how/where you implemented Custom Views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">No Custom View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1pt" style:language-asian="en" style:country-asian="US" style:font-size-complex="10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fo:color="#000000" style:font-name="Arial" fo:font-size="11pt" fo:language="en" fo:country="US" style:font-name-asian="Arial2" style:font-size-asian="11pt" style:language-asian="en" style:country-asian="US" style:font-name-complex="Arial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next-style-name="Text_20_body" style:default-outline-level="1" style:class="text">
      <style:paragraph-properties fo:margin-top="0.139in" fo:margin-bottom="0in" fo:keep-together="always" fo:keep-with-next="always"/>
      <style:text-properties style:font-name="Trebuchet MS" fo:font-size="16pt" style:font-name-asian="Trebuchet MS1" style:font-size-asian="16pt" style:font-name-complex="Trebuchet MS1"/>
    </style:style>
    <style:style style:name="Heading_20_2" style:display-name="Heading 2" style:family="paragraph" style:next-style-name="Text_20_body" style:default-outline-level="2" style:class="text">
      <style:paragraph-properties fo:margin-top="0.139in" fo:margin-bottom="0in" fo:keep-together="always" fo:keep-with-next="always"/>
      <style:text-properties style:font-name="Trebuchet MS" fo:font-size="13pt" fo:font-weight="bold" style:font-name-asian="Trebuchet MS1" style:font-size-asian="13pt" style:font-weight-asian="bold" style:font-name-complex="Trebuchet MS1"/>
    </style:style>
    <style:style style:name="Heading_20_3" style:display-name="Heading 3" style:family="paragraph" style:next-style-name="Text_20_body" style:default-outline-level="3" style:class="text">
      <style:paragraph-properties fo:margin-top="0.111in" fo:margin-bottom="0in" fo:keep-together="always" fo:keep-with-next="always"/>
      <style:text-properties fo:color="#666666" style:font-name="Trebuchet MS" fo:font-size="12pt" fo:font-weight="bold" style:font-name-asian="Trebuchet MS1" style:font-size-asian="12pt" style:font-weight-asian="bold" style:font-name-complex="Trebuchet MS1"/>
    </style:style>
    <style:style style:name="Heading_20_4" style:display-name="Heading 4" style:family="paragraph" style:next-style-name="Text_20_body" style:default-outline-level="4" style:class="text">
      <style:paragraph-properties fo:margin-top="0.111in" fo:margin-bottom="0in" fo:keep-together="always" fo:keep-with-next="always"/>
      <style:text-properties fo:color="#666666" style:font-name="Trebuchet MS" style:text-underline-style="solid" style:text-underline-width="auto" style:text-underline-color="font-color" style:font-name-asian="Trebuchet MS1" style:font-name-complex="Trebuchet MS1"/>
    </style:style>
    <style:style style:name="Heading_20_5" style:display-name="Heading 5" style:family="paragraph" style:next-style-name="Text_20_body" style:default-outline-level="5" style:class="text">
      <style:paragraph-properties fo:margin-top="0.111in" fo:margin-bottom="0in" fo:keep-together="always" fo:keep-with-next="always"/>
      <style:text-properties fo:color="#666666" style:font-name="Trebuchet MS" style:font-name-asian="Trebuchet MS1" style:font-name-complex="Trebuchet MS1"/>
    </style:style>
    <style:style style:name="Heading_20_6" style:display-name="Heading 6" style:family="paragraph" style:next-style-name="Text_20_body" style:default-outline-level="6" style:class="text">
      <style:paragraph-properties fo:margin-top="0.111in" fo:margin-bottom="0in" fo:keep-together="always" fo:keep-with-next="always"/>
      <style:text-properties fo:color="#666666" style:font-name="Trebuchet MS" fo:font-style="italic" style:font-name-asian="Trebuchet MS1" style:font-style-asian="italic" style:font-name-complex="Trebuchet M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Title" style:family="paragraph" style:parent-style-name="normal" style:next-style-name="Subtitle" style:default-outline-level="" style:list-style-name="" style:class="chapter">
      <style:paragraph-properties fo:text-align="start" style:justify-single-word="false" fo:keep-together="always" fo:keep-with-next="always"/>
      <style:text-properties style:font-name="Trebuchet MS" fo:font-size="21pt" fo:font-weight="bold" style:font-name-asian="Trebuchet MS1" style:font-size-asian="21pt" style:font-weight-asian="bold" style:font-name-complex="Trebuchet MS1" style:font-size-complex="18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139in" fo:text-align="start" style:justify-single-word="false" fo:keep-together="always" fo:keep-with-next="always"/>
      <style:text-properties fo:color="#666666" style:font-name="Trebuchet MS" fo:font-size="13pt" fo:font-style="italic" style:font-name-asian="Trebuchet MS1" style:font-size-asian="13pt" style:font-style-asian="italic" style:font-name-complex="Trebuchet MS1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Mahhteuszh Vsheendibiiw</dc:creator>
    <meta:editing-cycles>7</meta:editing-cycles>
    <meta:creation-date>2015-03-31T18:40:00</meta:creation-date>
    <dc:date>2015-05-22T15:12:27</dc:date>
    <meta:editing-duration>PT22M44S</meta:editing-duration>
    <meta:generator>OpenOffice/4.1.1$Unix OpenOffice.org_project/411m6$Build-9775</meta:generator>
    <meta:document-statistic meta:table-count="10" meta:image-count="0" meta:object-count="0" meta:page-count="3" meta:paragraph-count="41" meta:word-count="456" meta:character-count="28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